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iewDialog.goToLa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goToPage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viewDialog.setScaleToFitWind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owStatus.ShowStatu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windowClosed( WindowEvent w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notifyRenderer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goToNex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viewDialog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re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viewDialog.createPreviewDialog( FOUserAgent foUserAgent , Renderable renderable , boolean asMainWind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eviewDialog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startPrinterJob( boolean showDialo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viewDialog.goToPrevious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owStatus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PreviewDialog( FOUserAgent fo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setScale( double scal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viewDialog.showGoToPageDialo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viewDialog.notifyPageRen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startHelpAb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viewDialog.setupMe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ShowInfo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viewDialog.setStatu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goToFir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Dialog.scaleActionPerformed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viewDialog.setScaleToFitWid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viewDialog.PreviewDialog( FOUserAgent foUserAgent , Renderable rend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PreviewDialog.report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